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{\rtf1\ansi\ansicpg1252\cocoartf2580</text:p>
      <text:p text:style-name="P1">\cocoatextscaling0\cocoaplatform0{\fonttbl\f0\fnil\fcharset0 Menlo-Regular;}</text:p>
      <text:p text:style-name="P1">{\colortbl;\red255\green255\blue255;\red0\green0\blue0;}</text:p>
      <text:p text:style-name="P1">{\*\expandedcolortbl;;\csgray\c0;}</text:p>
      <text:p text:style-name="P1">\margl1440\margr1440\vieww11520\viewh8400\viewkind0</text:p>
      <text:p text:style-name="P1">\pard\tx560\tx1120\tx1680\tx2240\tx2800\tx3360\tx3920\tx4480\tx5040\tx5600\tx6160\tx6720\pardirnatural\partightenfactor0</text:p>
      <text:p text:style-name="P3"/>
      <text:p text:style-name="P1">\f0\fs22 \cf2 \CocoaLigature0 ###################### Metricbeat Configuration Example #######################\</text:p>
      <text:p text:style-name="P1">\</text:p>
      <text:p text:style-name="P1"># This file is an example configuration file highlighting only the most common\</text:p>
      <text:p text:style-name="P1"># options. The metricbeat.reference.yml file from the same directory contains all the\</text:p>
      <text:p text:style-name="P1"># supported options with more comments. You can use it as a reference.\</text:p>
      <text:p text:style-name="P1">#\</text:p>
      <text:p text:style-name="P1"># You can find the full configuration reference here:\</text:p>
      <text:p text:style-name="P1"># https://www.elastic.co/guide/en/beats/metricbeat/index.html\</text:p>
      <text:p text:style-name="P1">\</text:p>
      <text:p text:style-name="P1">#========================== <text:s/>Modules configuration ============================\</text:p>
      <text:p text:style-name="P1">\</text:p>
      <text:p text:style-name="P1">metricbeat.config.modules:\</text:p>
      <text:p text:style-name="P2"><text:s text:c="2"/><text:span text:style-name="T1"># Glob pattern for configuration loading\</text:span></text:p>
      <text:p text:style-name="P2"><text:s text:c="2"/><text:span text:style-name="T1">path: $\{path.config\}/modules.d/*.yml\</text:span></text:p>
      <text:p text:style-name="P1">\</text:p>
      <text:p text:style-name="P2"><text:s text:c="2"/><text:span text:style-name="T1"># Set to true to enable config reloading\</text:span></text:p>
      <text:p text:style-name="P2"><text:s text:c="2"/><text:span text:style-name="T1">reload.enabled: false\</text:span></text:p>
      <text:p text:style-name="P1">\</text:p>
      <text:p text:style-name="P2"><text:s text:c="2"/><text:span text:style-name="T1"># Period on which files under path should be checked for changes\</text:span></text:p>
      <text:p text:style-name="P2"><text:s text:c="2"/><text:span text:style-name="T1">#reload.period: 10s\</text:span></text:p>
      <text:p text:style-name="P1">\</text:p>
      <text:p text:style-name="P1">#==================== Elasticsearch template setting ==========================\</text:p>
      <text:p text:style-name="P1">\</text:p>
      <text:p text:style-name="P1">setup.template.settings:\</text:p>
      <text:p text:style-name="P2"><text:s text:c="2"/><text:span text:style-name="T1">index.number_of_shards: 1\</text:span></text:p>
      <text:p text:style-name="P2"><text:s text:c="2"/><text:span text:style-name="T1">index.codec: best_compression\</text:span></text:p>
      <text:p text:style-name="P2"><text:s text:c="2"/><text:span text:style-name="T1">#_source.enabled: false\</text:span></text:p>
      <text:p text:style-name="P1">\</text:p>
      <text:p text:style-name="P1">#================================ General =====================================\</text:p>
      <text:p text:style-name="P1">\</text:p>
      <text:p text:style-name="P1"># The name of the shipper that publishes the network data. It can be used to group\</text:p>
      <text:p text:style-name="P1"># all the transactions sent by a single shipper in the web interface.\</text:p>
      <text:p text:style-name="P1">#name:\</text:p>
      <text:p text:style-name="P1">\</text:p>
      <text:p text:style-name="P1"># The tags of the shipper are included in their own field with each\</text:p>
      <text:p text:style-name="P1"># transaction published.\</text:p>
      <text:p text:style-name="P1">#tags: ["service-X", "web-tier"]\</text:p>
      <text:p text:style-name="P1">\</text:p>
      <text:p text:style-name="P1"># Optional fields that you can specify to add additional information to the\</text:p>
      <text:p text:style-name="P1"># output.\</text:p>
      <text:p text:style-name="P1">#fields:\</text:p>
      <text:p text:style-name="P1"># <text:s/>env: staging\</text:p>
      <text:p text:style-name="P1">\</text:p>
      <text:p text:style-name="P1">\</text:p>
      <text:p text:style-name="P1">#============================== Dashboards =====================================\</text:p>
      <text:p text:style-name="P1"># These settings control loading the sample dashboards to the Kibana index. Loading\</text:p>
      <text:p text:style-name="P1"># the dashboards is disabled by default and can be enabled either by setting the\</text:p>
      <text:p text:style-name="P1"># options here or by using the `setup` command.\</text:p>
      <text:p text:style-name="P1"><text:soft-page-break/>#setup.dashboards.enabled: false\</text:p>
      <text:p text:style-name="P1">\</text:p>
      <text:p text:style-name="P1"># The URL from where to download the dashboards archive. By default this URL\</text:p>
      <text:p text:style-name="P1"># has a value which is computed based on the Beat name and version. For released\</text:p>
      <text:p text:style-name="P1"># versions, this URL points to the dashboard archive on the artifacts.elastic.co\</text:p>
      <text:p text:style-name="P1"># website.\</text:p>
      <text:p text:style-name="P1">#setup.dashboards.url:\</text:p>
      <text:p text:style-name="P1">\</text:p>
      <text:p text:style-name="P1">#============================== Kibana =====================================\</text:p>
      <text:p text:style-name="P1">\</text:p>
      <text:p text:style-name="P1"># Starting with Beats version 6.0.0, the dashboards are loaded via the Kibana API.\</text:p>
      <text:p text:style-name="P1"># This requires a Kibana endpoint configuration.\</text:p>
      <text:p text:style-name="P1">setup.kibana:\</text:p>
      <text:p text:style-name="P2"><text:s text:c="2"/><text:span text:style-name="T1">host: "10.2.0.4:5601"\</text:span></text:p>
      <text:p text:style-name="P1">\</text:p>
      <text:p text:style-name="P2"><text:s text:c="2"/><text:span text:style-name="T1"># Kibana Host\</text:span></text:p>
      <text:p text:style-name="P2"><text:s text:c="2"/><text:span text:style-name="T1"># Scheme and port can be left out and will be set to the default (http and 5601)\</text:span></text:p>
      <text:p text:style-name="P2"><text:s text:c="2"/><text:span text:style-name="T1"># In case you specify and additional path, the scheme is required: http://localhost:5601/path\</text:span></text:p>
      <text:p text:style-name="P2"><text:s text:c="2"/><text:span text:style-name="T1"># IPv6 addresses should always be defined as: https://[2001:db8::1]:5601\</text:span></text:p>
      <text:p text:style-name="P2"><text:s text:c="2"/><text:span text:style-name="T1">#host: "localhost:5601"\</text:span></text:p>
      <text:p text:style-name="P1">\</text:p>
      <text:p text:style-name="P2"><text:s text:c="2"/><text:span text:style-name="T1"># Kibana Space ID\</text:span></text:p>
      <text:p text:style-name="P2"><text:s text:c="2"/><text:span text:style-name="T1"># ID of the Kibana Space into which the dashboards should be loaded. By default,\</text:span></text:p>
      <text:p text:style-name="P2"><text:s text:c="2"/><text:span text:style-name="T1"># the Default Space will be used.\</text:span></text:p>
      <text:p text:style-name="P2"><text:s text:c="2"/><text:span text:style-name="T1">#space.id:\</text:span></text:p>
      <text:p text:style-name="P1">\</text:p>
      <text:p text:style-name="P1">#============================= Elastic Cloud ==================================\</text:p>
      <text:p text:style-name="P1">\</text:p>
      <text:p text:style-name="P1"># These settings simplify using Metricbeat with the Elastic Cloud (https://cloud.elastic.co/).\</text:p>
      <text:p text:style-name="P1">\</text:p>
      <text:p text:style-name="P1"># The cloud.id setting overwrites the `output.elasticsearch.hosts` and\</text:p>
      <text:p text:style-name="P1"># `setup.kibana.host` options.\</text:p>
      <text:p text:style-name="P1"># You can find the `cloud.id` in the Elastic Cloud web UI.\</text:p>
      <text:p text:style-name="P1">#cloud.id:\</text:p>
      <text:p text:style-name="P1">\</text:p>
      <text:p text:style-name="P1"># The cloud.auth setting overwrites the `output.elasticsearch.username` and\</text:p>
      <text:p text:style-name="P1"># `output.elasticsearch.password` settings. The format is `&lt;user&gt;:&lt;pass&gt;`.\</text:p>
      <text:p text:style-name="P1">#cloud.auth:\</text:p>
      <text:p text:style-name="P1">\</text:p>
      <text:p text:style-name="P1">#================================ Outputs =====================================\</text:p>
      <text:p text:style-name="P1">\</text:p>
      <text:p text:style-name="P1"># Configure what output to use when sending the data collected by the beat.\</text:p>
      <text:p text:style-name="P1">\</text:p>
      <text:p text:style-name="P1">#-------------------------- Elasticsearch output ------------------------------\</text:p>
      <text:p text:style-name="P1">output.elasticsearch:\</text:p>
      <text:p text:style-name="P2"><text:s text:c="2"/><text:span text:style-name="T1"># Array of hosts to connect to.\</text:span></text:p>
      <text:p text:style-name="P2"><text:s text:c="2"/><text:span text:style-name="T1">hosts: ["10.2.0.4:9200"]\</text:span></text:p>
      <text:p text:style-name="P2"><text:s text:c="2"/><text:span text:style-name="T1">username: "elastic"\</text:span></text:p>
      <text:p text:style-name="P2"><text:s text:c="2"/><text:span text:style-name="T1">password: "changeme"\</text:span></text:p>
      <text:p text:style-name="P1">\</text:p>
      <text:p text:style-name="P2"><text:s text:c="2"/><text:span text:style-name="T1"># Optional protocol and basic auth credentials.\</text:span></text:p>
      <text:p text:style-name="P2"><text:s text:c="2"/><text:span text:style-name="T1">#protocol: "https"\</text:span></text:p>
      <text:p text:style-name="P2"><text:s text:c="2"/><text:span text:style-name="T1">#username: "elastic"\</text:span></text:p>
      <text:p text:style-name="P2"><text:s text:c="2"/><text:span text:style-name="T1">#password: "changeme"\</text:span></text:p>
      <text:p text:style-name="P1">\</text:p>
      <text:p text:style-name="P1">#----------------------------- Logstash output --------------------------------\</text:p>
      <text:p text:style-name="P1">#output.logstash:\</text:p>
      <text:p text:style-name="P2"><text:soft-page-break/><text:s text:c="2"/><text:span text:style-name="T1"># The Logstash hosts\</text:span></text:p>
      <text:p text:style-name="P2"><text:s text:c="2"/><text:span text:style-name="T1">#hosts: ["localhost:5044"]\</text:span></text:p>
      <text:p text:style-name="P1">\</text:p>
      <text:p text:style-name="P2"><text:s text:c="2"/><text:span text:style-name="T1"># Optional SSL. By default is off.\</text:span></text:p>
      <text:p text:style-name="P2"><text:s text:c="2"/><text:span text:style-name="T1"># List of root certificates for HTTPS server verifications\</text:span></text:p>
      <text:p text:style-name="P2"><text:s text:c="2"/><text:span text:style-name="T1">#ssl.certificate_authorities: ["/etc/pki/root/ca.pem"]\</text:span></text:p>
      <text:p text:style-name="P1">\</text:p>
      <text:p text:style-name="P2"><text:s text:c="2"/><text:span text:style-name="T1"># Certificate for SSL client authentication\</text:span></text:p>
      <text:p text:style-name="P2"><text:s text:c="2"/><text:span text:style-name="T1">#ssl.certificate: "/etc/pki/client/cert.pem"\</text:span></text:p>
      <text:p text:style-name="P1">\</text:p>
      <text:p text:style-name="P2"><text:s text:c="2"/><text:span text:style-name="T1"># Client Certificate Key\</text:span></text:p>
      <text:p text:style-name="P2"><text:s text:c="2"/><text:span text:style-name="T1">#ssl.key: "/etc/pki/client/cert.key"\</text:span></text:p>
      <text:p text:style-name="P1">\</text:p>
      <text:p text:style-name="P1">#================================ Processors =====================================\</text:p>
      <text:p text:style-name="P1">\</text:p>
      <text:p text:style-name="P1"># Configure processors to enhance or manipulate events generated by the beat.\</text:p>
      <text:p text:style-name="P1">\</text:p>
      <text:p text:style-name="P1">processors:\</text:p>
      <text:p text:style-name="P2"><text:s text:c="2"/><text:span text:style-name="T1">- add_host_metadata: ~\</text:span></text:p>
      <text:p text:style-name="P2"><text:s text:c="2"/><text:span text:style-name="T1">- add_cloud_metadata: ~\</text:span></text:p>
      <text:p text:style-name="P1">\</text:p>
      <text:p text:style-name="P1">#================================ Logging =====================================\</text:p>
      <text:p text:style-name="P1">\</text:p>
      <text:p text:style-name="P1"># Sets log level. The default log level is info.\</text:p>
      <text:p text:style-name="P1"># Available log levels are: error, warning, info, debug\</text:p>
      <text:p text:style-name="P1">#logging.level: debug\</text:p>
      <text:p text:style-name="P1">\</text:p>
      <text:p text:style-name="P1"># At debug level, you can selectively enable logging only for some components.\</text:p>
      <text:p text:style-name="P1"># To enable all selectors use ["*"]. Examples of other selectors are "beat",\</text:p>
      <text:p text:style-name="P1"># "publish", "service".\</text:p>
      <text:p text:style-name="P1">#logging.selectors: ["*"]\</text:p>
      <text:p text:style-name="P1">\</text:p>
      <text:p text:style-name="P1">#============================== X-Pack Monitoring ===============================\</text:p>
      <text:p text:style-name="P1"># metricbeat can export internal metrics to a central Elasticsearch monitoring\</text:p>
      <text:p text:style-name="P1"># cluster. <text:s/>This requires xpack monitoring to be enabled in Elasticsearch. <text:s/>The\</text:p>
      <text:p text:style-name="P1"># reporting is disabled by default.\</text:p>
      <text:p text:style-name="P1">\</text:p>
      <text:p text:style-name="P1"># Set to true to enable the monitoring reporter.\</text:p>
      <text:p text:style-name="P1">#monitoring.enabled: false\</text:p>
      <text:p text:style-name="P1">\</text:p>
      <text:p text:style-name="P1"># Sets the UUID of the Elasticsearch cluster under which monitoring data for this\</text:p>
      <text:p text:style-name="P1"># Metricbeat instance will appear in the Stack Monitoring UI. If output.elasticsearch\</text:p>
      <text:p text:style-name="P1"># is enabled, the UUID is derived from the Elasticsearch cluster referenced by output.elasticsearch.\</text:p>
      <text:p text:style-name="P1">#monitoring.cluster_uuid:\</text:p>
      <text:p text:style-name="P1">\</text:p>
      <text:p text:style-name="P1"># Uncomment to send the metrics to Elasticsearch. Most settings from the\</text:p>
      <text:p text:style-name="P1"># Elasticsearch output are accepted here as well.\</text:p>
      <text:p text:style-name="P1"># Note that the settings should point to your Elasticsearch *monitoring* cluster.\</text:p>
      <text:p text:style-name="P1"># Any setting that is not set is automatically inherited from the Elasticsearch\</text:p>
      <text:p text:style-name="P1"># output configuration, so if you have the Elasticsearch output configured such\</text:p>
      <text:p text:style-name="P1"># that it is pointing to your Elasticsearch monitoring cluster, you can simply\</text:p>
      <text:p text:style-name="P1"># uncomment the following line.\</text:p>
      <text:p text:style-name="P1">#monitoring.elasticsearch:\</text:p>
      <text:p text:style-name="P1">\</text:p>
      <text:p text:style-name="P1">#================================= Migration ==================================\</text:p>
      <text:p text:style-name="P1">\</text:p>
      <text:p text:style-name="P1"># This allows to enable 6.7 migration aliases\</text:p>
      <text:p text:style-name="P5"><text:soft-page-break/>#migration.6_to_7.enabled: true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1:56:21.581000000</meta:creation-date>
    <dc:date>2021-09-09T11:57:42.690000000</dc:date>
    <meta:editing-duration>PT1M21S</meta:editing-duration>
    <meta:editing-cycles>1</meta:editing-cycles>
    <meta:document-statistic meta:table-count="0" meta:image-count="0" meta:object-count="0" meta:page-count="4" meta:paragraph-count="169" meta:word-count="814" meta:character-count="6592" meta:non-whitespace-character-count="5869"/>
    <meta:generator>LibreOffice/7.1.2.2$Windows_X86_64 LibreOffice_project/8a45595d069ef5570103caea1b71cc9d82b2aae4</meta:generator>
  </office:meta>
</office:document-meta>
</file>